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LIMIT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oasoatl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ochofa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olitoral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otrab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otransnorte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otransporcar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otrasol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otrantico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mbusa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lota ángulo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uturo express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rolina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olaya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ucero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onterrey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obusa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odis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ransoledad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ransurbar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rasalfa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rasalianco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ana milana nova lora</meta:initial-creator>
    <dc:creator>ana milana nova lora</dc:creator>
    <meta:creation-date>2023-04-29T18:15:49Z</meta:creation-date>
    <dc:date>2023-04-29T18:33:56Z</dc:date>
  </office:meta>
</office:document-meta>
</file>